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53cm"/>
    </style:style>
    <style:style style:name="Tabela1.B" style:family="table-column">
      <style:table-column-properties style:column-width="15.048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Heading_20_2">
      <style:text-properties fo:color="#3465a4" loext:opacity="100%" style:font-name="Arial" fo:font-size="12pt" style:font-size-asian="12pt" style:font-size-complex="12pt"/>
    </style:style>
    <style:style style:name="P3" style:family="paragraph" style:parent-style-name="Heading_20_3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2pt" fo:font-style="italic" style:font-size-asian="12pt" style:font-size-complex="12pt"/>
    </style:style>
    <style:style style:name="P5" style:family="paragraph" style:parent-style-name="Text_20_body" style:list-style-name="L1">
      <style:text-properties style:font-name="Arial" fo:font-size="12p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rial" fo:font-size="12pt" fo:font-style="italic" style:font-size-asian="12pt" style:font-size-complex="12pt"/>
    </style:style>
    <style:style style:name="P8" style:family="paragraph" style:parent-style-name="Text_20_body" style:list-style-name="L1">
      <style:text-properties style:font-name="Arial" fo:font-size="12pt" fo:font-weight="bold" style:font-size-asian="12pt" style:font-size-complex="12pt"/>
    </style:style>
    <style:style style:name="P9" style:family="paragraph" style:parent-style-name="Text_20_body" style:list-style-name="L2">
      <style:text-properties style:font-name="Arial" fo:font-size="12pt" style:font-size-asian="12pt" style:font-size-complex="12pt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/>
    <style:style style:name="P13" style:family="paragraph" style:parent-style-name="Horizontal_20_Line">
      <style:text-properties style:font-name="Arial" fo:font-size="12pt" style:font-size-asian="12pt" style:font-size-complex="12pt"/>
    </style:style>
    <style:style style:name="P14" style:family="paragraph" style:parent-style-name="Text_20_body" style:list-style-name="L4">
      <style:text-properties style:font-name="Arial" fo:font-size="12pt" style:font-size-asian="12pt" style:font-size-complex="12pt"/>
    </style:style>
    <style:style style:name="P15" style:family="paragraph" style:parent-style-name="Text_20_body" style:list-style-name="L4"/>
    <style:style style:name="P16" style:family="paragraph" style:parent-style-name="Horizontal_20_Line">
      <style:text-properties fo:color="#3465a4" loext:opacity="100%" style:font-name="Arial" fo:font-size="12pt" style:font-size-asian="12pt" style:font-size-complex="12pt"/>
    </style:style>
    <style:style style:name="P17" style:family="paragraph" style:parent-style-name="Text_20_body">
      <style:text-properties fo:color="#3465a4" loext:opacity="100%" style:font-name="Arial" fo:font-size="12pt" fo:font-style="italic" style:font-size-asian="12pt" style:font-size-complex="12pt"/>
    </style:style>
    <style:style style:name="P18" style:family="paragraph" style:parent-style-name="Text_20_body">
      <style:text-properties style:font-name="Arial" fo:font-style="italic" style:font-size-asian="12pt"/>
    </style:style>
    <style:style style:name="P19" style:family="paragraph" style:parent-style-name="Heading_20_4">
      <style:paragraph-properties fo:margin-top="0cm" fo:margin-bottom="0.247cm" style:contextual-spacing="false" fo:line-height="115%"/>
      <style:text-properties style:font-name="Arial" fo:font-style="italic" fo:font-weight="bold"/>
    </style:style>
    <style:style style:name="P20" style:family="paragraph" style:parent-style-name="Text_20_body" style:list-style-name="L5">
      <style:text-properties style:font-name="Arial" fo:font-style="italic" style:font-size-asian="12pt"/>
    </style:style>
    <style:style style:name="P21" style:family="paragraph" style:parent-style-name="Text_20_body" style:list-style-name="L6">
      <style:text-properties style:font-name="Arial" fo:font-style="italic" style:font-size-asian="12pt"/>
    </style:style>
    <style:style style:name="P22" style:family="paragraph" style:parent-style-name="Text_20_body" style:list-style-name="L7">
      <style:text-properties style:font-name="Arial" fo:font-style="italic" style:font-size-asian="12pt"/>
    </style:style>
    <style:style style:name="P23" style:family="paragraph" style:parent-style-name="Text_20_body" style:list-style-name="L8">
      <style:text-properties style:font-name="Arial" fo:font-style="italic" style:font-size-asian="12pt"/>
    </style:style>
    <style:style style:name="P24" style:family="paragraph" style:parent-style-name="Heading_20_3">
      <style:text-properties fo:color="#3465a4" loext:opacity="100%" style:font-name="Arial" fo:font-size="15pt" fo:font-weight="bold" style:font-size-asian="15pt" style:font-size-complex="15pt"/>
    </style:style>
    <style:style style:name="P25" style:family="paragraph" style:parent-style-name="Text_20_body">
      <style:text-properties style:font-name="Arial" style:font-size-asian="12pt"/>
    </style:style>
    <style:style style:name="P26" style:family="paragraph" style:parent-style-name="Horizontal_20_Line">
      <style:paragraph-properties fo:margin-top="0cm" fo:margin-bottom="0.247cm" style:contextual-spacing="false" fo:line-height="115%"/>
      <style:text-properties style:font-name="Arial" fo:font-size="12pt" style:font-size-asian="12pt" style:font-size-complex="12pt"/>
    </style:style>
    <style:style style:name="P27" style:family="paragraph" style:parent-style-name="Heading_20_4">
      <style:paragraph-properties fo:margin-top="0cm" fo:margin-bottom="0.247cm" style:contextual-spacing="false" fo:line-height="115%"/>
      <style:text-properties style:font-name="Arial" fo:font-weight="bold"/>
    </style:style>
    <style:style style:name="P28" style:family="paragraph" style:parent-style-name="Text_20_body" style:list-style-name="L9">
      <style:text-properties style:font-name="Arial" style:font-size-asian="12pt"/>
    </style:style>
    <style:style style:name="P29" style:family="paragraph" style:parent-style-name="Text_20_body" style:list-style-name="L9">
      <style:text-properties style:font-name="Arial" fo:font-weight="bold" style:font-size-asian="12pt"/>
    </style:style>
    <style:style style:name="P30" style:family="paragraph" style:parent-style-name="Text_20_body" style:list-style-name="L10">
      <style:text-properties style:font-name="Arial" style:font-size-asian="12pt"/>
    </style:style>
    <style:style style:name="P31" style:family="paragraph" style:parent-style-name="Text_20_body" style:list-style-name="L10">
      <style:text-properties style:font-name="Arial" fo:font-style="italic" style:font-size-asian="12pt"/>
    </style:style>
    <style:style style:name="P32" style:family="paragraph" style:parent-style-name="Text_20_body" style:list-style-name="L11">
      <style:text-properties style:font-name="Arial" style:font-size-asian="12pt"/>
    </style:style>
    <style:style style:name="P33" style:family="paragraph" style:parent-style-name="Text_20_body" style:list-style-name="L12">
      <style:text-properties style:font-name="Arial" fo:font-weight="bold" style:font-size-asian="12pt"/>
    </style:style>
    <style:style style:name="P34" style:family="paragraph" style:parent-style-name="Text_20_body" style:list-style-name="L12">
      <style:text-properties style:font-name="Arial" style:font-size-asian="12pt"/>
    </style:style>
    <style:style style:name="P35" style:family="paragraph" style:parent-style-name="Text_20_body" style:list-style-name="L12">
      <style:text-properties style:font-name="Arial" officeooo:rsid="000b7f9e" officeooo:paragraph-rsid="000b7f9e" style:font-size-asian="12pt"/>
    </style:style>
    <style:style style:name="P36" style:family="paragraph" style:parent-style-name="Text_20_body" style:list-style-name="L13">
      <style:text-properties style:font-name="Arial" style:font-size-asian="12pt"/>
    </style:style>
    <style:style style:name="P37" style:family="paragraph" style:parent-style-name="Text_20_body" style:list-style-name="L13">
      <style:text-properties style:font-name="Arial" fo:font-weight="bold" style:font-size-asian="12pt"/>
    </style:style>
    <style:style style:name="P38" style:family="paragraph" style:parent-style-name="Text_20_body" style:list-style-name="L14">
      <style:text-properties style:font-name="Arial" style:font-size-asian="12pt"/>
    </style:style>
    <style:style style:name="P39" style:family="paragraph" style:parent-style-name="Heading_20_3">
      <style:paragraph-properties fo:margin-top="0cm" fo:margin-bottom="0.247cm" style:contextual-spacing="false" fo:line-height="115%"/>
      <style:text-properties style:font-name="Arial" fo:font-size="12pt" style:font-size-asian="12pt" style:font-size-complex="12pt"/>
    </style:style>
    <style:style style:name="P40" style:family="paragraph" style:parent-style-name="Text_20_body" style:list-style-name="L15">
      <style:text-properties style:font-name="Arial" style:font-size-asian="12pt"/>
    </style:style>
    <style:style style:name="P41" style:family="paragraph" style:parent-style-name="Heading_20_2">
      <style:text-properties fo:color="#3465a4" loext:opacity="100%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style:font-size-asian="12pt"/>
    </style:style>
    <style:style style:name="P43" style:family="paragraph" style:parent-style-name="Heading_20_4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 Text" fo:font-weight="bold"/>
    </style:style>
    <style:style style:name="P44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style:font-size-asian="12pt"/>
    </style:style>
    <style:style style:name="P45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style:font-size-asian="12pt"/>
    </style:style>
    <style:style style:name="P46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 style:font-size-asian="12pt"/>
    </style:style>
    <style:style style:name="P47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style:font-size-asian="12pt"/>
    </style:style>
    <style:style style:name="P48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 style:font-size-asian="12pt"/>
    </style:style>
    <style:style style:name="P49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style:font-size-asian="12pt"/>
    </style:style>
    <style:style style:name="P50" style:family="paragraph" style:parent-style-name="Text_20_body" style:list-style-name="L1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Arial" style:font-size-asian="12pt"/>
    </style:style>
    <style:style style:name="P51" style:family="paragraph" style:parent-style-name="Text_20_body" style:list-style-name="L1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 style:font-size-asian="12pt"/>
    </style:style>
    <style:style style:name="P52" style:family="paragraph" style:parent-style-name="Text_20_body" style:list-style-name="L1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style:font-size-asian="12pt"/>
    </style:style>
    <style:style style:name="P53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 Text" fo:font-size="12pt" fo:font-weight="bold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5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57" style:family="paragraph" style:parent-style-name="Standard">
      <style:text-properties style:font-name="Arial" fo:font-size="12pt" style:font-size-asian="12pt" style:font-size-complex="12pt"/>
    </style:style>
    <style:style style:name="P58" style:family="paragraph" style:parent-style-name="Text_20_body">
      <style:text-properties style:font-name="Arial" fo:font-weight="bold" style:font-size-asian="12pt"/>
    </style:style>
    <style:style style:name="P59" style:family="paragraph" style:parent-style-name="Text_20_body" style:list-style-name="L19">
      <style:text-properties style:font-name="Arial" style:font-size-asian="12pt"/>
    </style:style>
    <style:style style:name="P60" style:family="paragraph" style:parent-style-name="Text_20_body" style:list-style-name="L19">
      <style:text-properties style:font-name="Arial" fo:font-weight="bold" style:font-size-asian="12pt"/>
    </style:style>
    <style:style style:name="P61" style:family="paragraph" style:parent-style-name="Heading_20_4">
      <style:text-properties style:font-name="Arial" fo:font-weight="bold"/>
    </style:style>
    <style:style style:name="P62" style:family="paragraph" style:parent-style-name="Text_20_body" style:list-style-name="L20">
      <style:text-properties style:font-name="Arial" style:font-size-asian="12pt"/>
    </style:style>
    <style:style style:name="P63" style:family="paragraph" style:parent-style-name="Text_20_body" style:list-style-name="L20">
      <style:text-properties style:font-name="Arial" fo:font-weight="bold" style:font-size-asian="12pt"/>
    </style:style>
    <style:style style:name="P64" style:family="paragraph" style:parent-style-name="Text_20_body" style:list-style-name="L21">
      <style:text-properties style:font-name="Arial" style:font-size-asian="12pt"/>
    </style:style>
    <style:style style:name="P65" style:family="paragraph" style:parent-style-name="Text_20_body" style:list-style-name="L22">
      <style:text-properties style:font-name="Arial" style:font-size-asian="12pt"/>
    </style:style>
    <style:style style:name="P66" style:family="paragraph" style:parent-style-name="Text_20_body" style:list-style-name="L23">
      <style:text-properties style:font-name="Arial" style:font-size-asian="12pt"/>
    </style:style>
    <style:style style:name="P67" style:family="paragraph" style:parent-style-name="Text_20_body" style:list-style-name="L23">
      <style:text-properties style:font-name="Arial" fo:font-weight="bold" style:font-size-asian="12pt"/>
    </style:style>
    <style:style style:name="P68" style:family="paragraph" style:parent-style-name="Text_20_body" style:list-style-name="L24">
      <style:text-properties style:font-name="Arial" fo:font-weight="bold" style:font-size-asian="12pt"/>
    </style:style>
    <style:style style:name="P69" style:family="paragraph" style:parent-style-name="Text_20_body" style:list-style-name="L24">
      <style:text-properties style:font-name="Arial" style:font-size-asian="12pt"/>
    </style:style>
    <style:style style:name="P70" style:family="paragraph" style:parent-style-name="Heading_20_3">
      <style:text-properties fo:color="#3465a4" loext:opacity="100%" style:font-name="Arial" fo:font-size="12pt" fo:font-weight="bold" style:font-size-asian="12pt" style:font-size-complex="12pt"/>
    </style:style>
    <style:style style:name="P71" style:family="paragraph" style:parent-style-name="Text_20_body" style:list-style-name="L25">
      <style:text-properties style:font-name="Arial" fo:font-weight="bold" style:font-size-asian="12pt"/>
    </style:style>
    <style:style style:name="P72" style:family="paragraph" style:parent-style-name="Text_20_body" style:list-style-name="L25">
      <style:text-properties style:font-name="Arial" style:font-size-asian="12pt"/>
    </style:style>
    <style:style style:name="P73" style:family="paragraph" style:parent-style-name="Text_20_body" style:list-style-name="L26">
      <style:text-properties style:font-name="Arial" fo:font-weight="bold" style:font-size-asian="12pt"/>
    </style:style>
    <style:style style:name="P74" style:family="paragraph" style:parent-style-name="Text_20_body" style:list-style-name="L26">
      <style:text-properties style:font-name="Arial" style:font-size-asian="12pt"/>
    </style:style>
    <style:style style:name="P75" style:family="paragraph" style:parent-style-name="Text_20_body" style:list-style-name="L27">
      <style:text-properties style:font-name="Arial" style:font-size-asian="12pt"/>
    </style:style>
    <style:style style:name="P76" style:family="paragraph" style:parent-style-name="Text_20_body" style:list-style-name="L28">
      <style:text-properties style:font-name="Arial" style:font-size-asian="12pt"/>
    </style:style>
    <style:style style:name="P77" style:family="paragraph" style:parent-style-name="Text_20_body" style:list-style-name="L29">
      <style:text-properties style:font-name="Arial" style:font-size-asian="12pt"/>
    </style:style>
    <style:style style:name="P78" style:family="paragraph" style:parent-style-name="Text_20_body" style:list-style-name="L30">
      <style:text-properties style:font-name="Arial" style:font-size-asian="12pt"/>
    </style:style>
    <style:style style:name="T1" style:family="text">
      <style:text-properties fo:font-weight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fo:font-weight="bold" style:font-size-asian="12pt" style:font-size-complex="12pt"/>
    </style:style>
    <style:style style:name="T4" style:family="text">
      <style:text-properties officeooo:rsid="000b6017"/>
    </style:style>
    <style:style style:name="T5" style:family="text">
      <style:text-properties officeooo:rsid="000b7f9e"/>
    </style:style>
    <style:style style:name="T6" style:family="text">
      <style:text-properties officeooo:rsid="000d1b59"/>
    </style:style>
    <style:style style:name="T7" style:family="text">
      <style:text-properties style:font-name="Google Sans Text"/>
    </style:style>
    <style:style style:name="T8" style:family="text">
      <style:text-properties style:font-name="Google Sans Text" fo:font-weight="bold"/>
    </style:style>
    <style:style style:name="T9" style:family="text">
      <style:text-properties style:font-name="Google Sans Text" fo:font-style="italic"/>
    </style:style>
    <style:style style:name="T10" style:family="text">
      <style:text-properties style:font-name="Google Sans Text" officeooo:rsid="000d1b59"/>
    </style:style>
    <style:style style:name="T11" style:family="text">
      <style:text-properties fo:font-style="italic"/>
    </style:style>
    <style:style style:name="T12" style:family="text">
      <style:text-properties officeooo:rsid="000e02bb"/>
    </style:style>
    <style:style style:name="T13" style:family="text">
      <style:text-properties officeooo:rsid="000ede50"/>
    </style:style>
    <style:style style:name="T14" style:family="text">
      <style:text-properties officeooo:rsid="000ffce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de Contratos: Guia de Utilização</text:p>
      <text:p text:style-name="P1">Este guia explica como utilizar o módulo de Contratos do <text:span text:style-name="T1">CA360</text:span> tanto no modo <text:span text:style-name="T1">Offline</text:span> (sem internet ou para maior rapidez) quanto no modo <text:span text:style-name="T1">Online</text:span> (buscando dados em tempo real).</text:p>
      <text:h text:style-name="P2" text:outline-level="2">1. MODO OFFLINE</text:h>
      <text:p text:style-name="P1">Use este modo se o computador de destino não tem acesso à internet, se a conexão é lenta ou se você deseja máxima rapidez no uso do aplicativo.</text:p>
      <text:h text:style-name="P3" text:outline-level="3">Parte A: Preparando o Banco de Dados</text:h>
      <text:p text:style-name="P4">(Realize esta etapa em um computador COM acesso à internet)</text:p>
      <text:list text:style-name="L1">
        <text:list-item>
          <text:p text:style-name="P5">Abra o aplicativo <text:span text:style-name="T1">CA360</text:span>. Aguarde o carregamento (uma janela preta de sistema abrirá junto, mantenha-a aberta).</text:p>
        </text:list-item>
        <text:list-item>
          <text:p text:style-name="P5">No menu lateral esquerdo, clique no ícone de <text:span text:style-name="T1">Contratos</text:span> (segundo ícone de cima para baixo).</text:p>
        </text:list-item>
      </text:list>
      <text:p text:style-name="Text_20_body"/>
      <text:list text:continue-numbering="true" text:style-name="L1">
        <text:list-item>
          <text:p text:style-name="P5">Clique no botão de <text:span text:style-name="T1">Configurações</text:span> (ícone da engrenagem azul).</text:p>
        </text:list-item>
        <text:list-item>
          <text:p text:style-name="P6"><text:span text:style-name="T2">Uma janela se abrirá. Localize o campo </text:span><text:span text:style-name="T3">"Buscar para uso OFFLINE"</text:span><text:span text:style-name="T2"> e digite o número da UASG desejada (Ex: </text:span><text:span text:style-name="Source_20_Text"><text:span text:style-name="T2">787010</text:span></text:span><text:span text:style-name="T2">).</text:span></text:p>
          <text:list>
            <text:list-item>
              <text:p text:style-name="P6"><text:span text:style-name="Source_20_Text"><text:span text:style-name="T2"/></text:span></text:p>
            </text:list-item>
          </text:list>
        </text:list-item>
        <text:list-item>
          <text:p text:style-name="P5">Clique no botão <text:span text:style-name="T1">"Fazer DB"</text:span>. O download iniciará. Aguarde a mensagem de confirmação do aplicativo.</text:p>
          <text:list>
            <text:list-item>
              <text:p text:style-name="P7">Nota: Se precisar de mais UASGs, repita o processo para cada número desejado.</text:p>
            </text:list-item>
            <text:list-item>
              <text:p text:style-name="P6"><text:span text:style-name="Source_20_Text"><text:span text:style-name="T2"/></text:span></text:p>
            </text:list-item>
          </text:list>
        </text:list-item>
        <text:list-item>
          <text:p text:style-name="P8">Transferência de Arquivo (Apenas se for mudar de computador):</text:p>
          <text:list>
            <text:list-item>
              <text:p text:style-name="P5">Vá até a pasta onde o aplicativo está instalado.</text:p>
            </text:list-item>
            <text:list-item>
              <text:p text:style-name="P6"><text:span text:style-name="T2">Abra a pasta </text:span><text:span text:style-name="Source_20_Text"><text:span text:style-name="T2">database</text:span></text:span><text:span text:style-name="T2">.</text:span></text:p>
            </text:list-item>
            <text:list-item>
              <text:p text:style-name="P6"><text:span text:style-name="T2">Copie o arquivo </text:span><text:span text:style-name="Source_20_Text"><text:span text:style-name="T2">gerenciador_uasg.db</text:span></text:span><text:span text:style-name="T2">.</text:span></text:p>
            </text:list-item>
            <text:list-item>
              <text:p text:style-name="P6"><text:span text:style-name="T2">Leve este arquivo para o computador de destino e cole-o dentro da pasta </text:span><text:span text:style-name="Source_20_Text"><text:span text:style-name="T2">database</text:span></text:span><text:span text:style-name="T2"> do aplicativo lá instalado.</text:span></text:p>
            </text:list-item>
          </text:list>
        </text:list-item>
      </text:list>
      <text:h text:style-name="P3" text:outline-level="3">Parte B: Ativando o Uso Offline</text:h>
      <text:p text:style-name="P4">(No computador onde você usará o aplicativo)</text:p>
      <text:list text:style-name="L2">
        <text:list-item>
          <text:p text:style-name="P9"><text:soft-page-break/>Na tela inicial de Contratos (aba "Buscar UASG"), clique novamente na <text:span text:style-name="T1">Engrenagem Azul</text:span>.</text:p>
        </text:list-item>
        <text:list-item>
          <text:p text:style-name="P9">Localize a opção <text:span text:style-name="T1">"Modo de Obtenção de Dados"</text:span>.</text:p>
        </text:list-item>
        <text:list-item>
          <text:p text:style-name="P9">Verifique a cor do botão:</text:p>
          <text:list>
            <text:list-item>
              <text:p text:style-name="P9"><text:span text:style-name="T1">Verde:</text:span> Está Online. Clique para mudar.</text:p>
            </text:list-item>
            <text:list-item>
              <text:p text:style-name="P9"><text:span text:style-name="T1">Vermelho:</text:span> Está <text:span text:style-name="T1">Offline</text:span>. (Este é o modo correto para ler o banco de dados salvo).</text:p>
            </text:list-item>
            <text:list-item>
              <text:p text:style-name="P10"><text:span text:style-name="Source_20_Text"><text:span text:style-name="T2">[INSERIR PRINT/GIF: Trocando o botão de Verde para Vermelho]</text:span></text:span></text:p>
            </text:list-item>
          </text:list>
        </text:list-item>
        <text:list-item>
          <text:p text:style-name="P9">Feche a janela de configurações.</text:p>
        </text:list-item>
      </text:list>
      <text:h text:style-name="P3" text:outline-level="3">Parte C: Visualizando os Dados Offline</text:h>
      <text:list text:style-name="L3">
        <text:list-item>
          <text:p text:style-name="P11">No menu superior, clique na aba <text:span text:style-name="T1">"Visualizar Tabelas"</text:span> (o botão ficará azul).</text:p>
          <text:list>
            <text:list-item>
              <text:p text:style-name="P12"><text:span text:style-name="Source_20_Text"><text:span text:style-name="T2">[INSERIR PRINT/GIF: Clicando na aba "Visualizar Tabelas"]</text:span></text:span></text:p>
            </text:list-item>
          </text:list>
        </text:list-item>
        <text:list-item>
          <text:p text:style-name="P11">A tabela carregará os contratos da UASG salva.</text:p>
        </text:list-item>
        <text:list-item>
          <text:p text:style-name="P11"><text:span text:style-name="T1">Trocar de UASG:</text:span> Se você baixou múltiplas UASGs, clique no botão <text:span text:style-name="T1">"UASG"</text:span> (que possui uma seta para baixo). Uma lista aparecerá; clique na unidade que deseja carregar.</text:p>
          <text:list>
            <text:list-item>
              <text:p text:style-name="P12"><text:span text:style-name="Source_20_Text"><text:span text:style-name="T2">[INSERIR PRINT/GIF: Clicando no menu UASG e selecionando outra unidade]</text:span></text:span></text:p>
            </text:list-item>
          </text:list>
        </text:list-item>
        <text:list-item>
          <text:p text:style-name="P11"><text:span text:style-name="T1">Conferência:</text:span> Olhe para o canto superior direito do aplicativo. Lá aparecerá o número da UASG carregada e o nome resumido do órgão, confirmando que os dados estão corretos.</text:p>
          <text:list>
            <text:list-item>
              <text:p text:style-name="P12"><text:span text:style-name="Source_20_Text"><text:span text:style-name="T2">[INSERIR PRINT/GIF: Destaque para o label com Nome/UASG no canto direito]</text:span></text:span></text:p>
            </text:list-item>
          </text:list>
        </text:list-item>
      </text:list>
      <text:p text:style-name="P13"/>
      <text:h text:style-name="P2" text:outline-level="2">2. MODO ONLINE</text:h>
      <text:p text:style-name="P1">Use este modo em computadores com acesso à API do Comprasnet para buscar dados atualizados em tempo real.</text:p>
      <text:list text:style-name="L4">
        <text:list-item>
          <text:p text:style-name="P14">Abra o aplicativo e clique no ícone de <text:span text:style-name="T1">Contratos</text:span> no menu lateral esquerdo.</text:p>
        </text:list-item>
        <text:list-item>
          <text:p text:style-name="P14">Na tela inicial ("Buscar UASG"), localize o campo <text:span text:style-name="T1">"Digite o número do UASG"</text:span>.</text:p>
        </text:list-item>
        <text:list-item>
          <text:p text:style-name="P14">Insira o código desejado no campo.</text:p>
          <text:list>
            <text:list-item>
              <text:p text:style-name="P15"><text:span text:style-name="Source_20_Text"><text:span text:style-name="T2">[INSERIR PRINT/GIF: Digitando o número da UASG na tela inicial]</text:span></text:span></text:p>
            </text:list-item>
          </text:list>
        </text:list-item>
        <text:list-item>
          <text:p text:style-name="P14">Clique no botão <text:span text:style-name="T1">"Criação ou atualização da tabela"</text:span> (botão com ícone de nuvem/download).</text:p>
        </text:list-item>
        <text:list-item>
          <text:p text:style-name="P14"><text:soft-page-break/>Aguarde o carregamento. Assim que finalizar, o aplicativo mudará automaticamente para a aba <text:span text:style-name="T1">"Visualizar Tabelas"</text:span>.</text:p>
          <text:list>
            <text:list-item>
              <text:p text:style-name="P15"><text:span text:style-name="Source_20_Text"><text:span text:style-name="T2">[INSERIR PRINT/GIF: Clicando no botão de atualização e a troca automática de aba]</text:span></text:span></text:p>
            </text:list-item>
          </text:list>
        </text:list-item>
      </text:list>
      <text:p text:style-name="P16"/>
      <text:p text:style-name="P17"><text:span text:style-name="T1">3. VISUALIZAÇÃO E ANÁLISE DA TABELA</text:span></text:p>
      <text:p text:style-name="P18">Após carregar os dados (Online ou Offline), utilize a aba <text:span text:style-name="T1">"Visualizar Tabelas"</text:span> para gerenciar os contratos. Esta tela é o painel de controle principal.</text:p>
      <text:h text:style-name="P19" text:outline-level="4">A. Navegação e Conferência</text:h>
      <text:list text:style-name="L5">
        <text:list-item>
          <text:p text:style-name="P20"><text:span text:style-name="T1">Acessar a Aba:</text:span> No menu superior, clique na aba <text:span text:style-name="T1">"Visualizar Tabelas"</text:span> (o botão ficará azul).</text:p>
          <text:list>
            <text:list-item>
              <text:p text:style-name="P20"><text:span text:style-name="Source_20_Text">[INSERIR PRINT/GIF: Clicando na aba "Visualizar Tabelas"]</text:span></text:p>
            </text:list-item>
          </text:list>
        </text:list-item>
        <text:list-item>
          <text:p text:style-name="P20"><text:span text:style-name="T1">Trocar de UASG:</text:span> Caso tenha baixado múltiplas UASGs, clique no botão <text:span text:style-name="T1">"UASG"</text:span> (ícone com seta para baixo). Selecione na lista a unidade que deseja visualizar agora.</text:p>
          <text:list>
            <text:list-item>
              <text:p text:style-name="P20"><text:span text:style-name="Source_20_Text">[INSERIR PRINT/GIF: Clicando no menu UASG e alternando entre unidades]</text:span></text:p>
            </text:list-item>
          </text:list>
        </text:list-item>
        <text:list-item>
          <text:p text:style-name="P20"><text:span text:style-name="T1">Conferência:</text:span> Verifique sempre o canto superior direito do aplicativo. Lá deve constar o <text:span text:style-name="T1">Número da UASG</text:span> e o <text:span text:style-name="T1">Nome Resumido</text:span> do órgão, confirmando que você está trabalhando na unidade correta.</text:p>
          <text:list>
            <text:list-item>
              <text:p text:style-name="P20"><text:span text:style-name="Source_20_Text">[INSERIR PRINT/GIF: Destaque para o rótulo com Nome/UASG no canto direito]</text:span></text:p>
            </text:list-item>
          </text:list>
        </text:list-item>
      </text:list>
      <text:h text:style-name="P19" text:outline-level="4">B. Pesquisa e Atualização</text:h>
      <text:list text:style-name="L6">
        <text:list-item>
          <text:p text:style-name="P21"><text:span text:style-name="T1">Barra de Pesquisa:</text:span> Utilize o campo de texto no topo para encontrar contratos rapidamente. Você pode filtrar digitando:</text:p>
          <text:list>
            <text:list-item>
              <text:p text:style-name="P21">Número do Contrato.</text:p>
            </text:list-item>
            <text:list-item>
              <text:p text:style-name="P21">Nome da Empresa.</text:p>
            </text:list-item>
            <text:list-item>
              <text:p text:style-name="P21">NUP (Número Único de Protocolo).</text:p>
            </text:list-item>
            <text:list-item>
              <text:p text:style-name="P21">Palavras-chave do Objeto.</text:p>
            </text:list-item>
            <text:list-item>
              <text:p text:style-name="P21"><text:span text:style-name="Source_20_Text">[INSERIR PRINT/GIF: Digitando na busca e a tabela filtrando em tempo real]</text:span></text:p>
            </text:list-item>
          </text:list>
        </text:list-item>
        <text:list-item>
          <text:p text:style-name="P21"><text:span text:style-name="T1">Botão Contador/Atualizar:</text:span> Ao lado do botão "Mensagens", existe um <text:span text:style-name="T1">botão menor</text:span>. Clique nele para:</text:p>
          <text:list>
            <text:list-item>
              <text:p text:style-name="P21">Limpar filtros da tabela.</text:p>
            </text:list-item>
            <text:list-item>
              <text:p text:style-name="P21">Atualizar a visualização.</text:p>
            </text:list-item>
            <text:list-item>
              <text:p text:style-name="P21"><text:soft-page-break/>Mostrar a contagem total de contratos carregados.</text:p>
            </text:list-item>
          </text:list>
        </text:list-item>
      </text:list>
      <text:h text:style-name="P19" text:outline-level="4">C. Monitoramento Visual (Cores e Prazos)</text:h>
      <text:p text:style-name="P18">A tabela é inteligente e atualiza as colunas de <text:span text:style-name="T1">Objeto</text:span>, <text:span text:style-name="T1">Status</text:span> e <text:span text:style-name="T1">Dias</text:span> conforme você edita. A coluna "Dias" (Vigência Restante) possui um sistema automático de ícones e cores para alertar sobre prazos:</text:p>
      <text:list text:style-name="L7">
        <text:list-item>
          <text:p text:style-name="P22">🟢 <text:span text:style-name="T1">Verde (Tranquilo):</text:span> 180 dias ou mais para o vencimento. (Ícone: OK)</text:p>
        </text:list-item>
        <text:list-item>
          <text:p text:style-name="P22">🟡 <text:span text:style-name="T1">Amarelo (Atenção):</text:span> Entre 179 e 90 dias. (Ícone: Mensagem)</text:p>
        </text:list-item>
        <text:list-item>
          <text:p text:style-name="P22">🟠 <text:span text:style-name="T1">Laranja (Alerta):</text:span> Entre 90 e 0 dias. É hora de agir! (Ícone: Alerta)</text:p>
        </text:list-item>
        <text:list-item>
          <text:p text:style-name="P22">🔴 <text:span text:style-name="T1">Vermelho (Vencido):</text:span> De -1 até -100 dias vencidos. (Ícone: Caveira 💀)</text:p>
        </text:list-item>
        <text:list-item>
          <text:p text:style-name="P22">Nota: Contratos vencidos há mais de 100 dias não são carregados na lista para manter a tabela limpa.</text:p>
        </text:list-item>
      </text:list>
      <text:p text:style-name="P18"><text:span text:style-name="Source_20_Text">[INSERIR PRINT/GIF: Mostrando a tabela com diferentes cores/ícones na coluna Dias]</text:span></text:p>
      <text:h text:style-name="P19" text:outline-level="4">D. Acessando os Detalhes</text:h>
      <text:p text:style-name="P18">Para editar as informações ou mudar o status de um contrato específico:</text:p>
      <text:list text:style-name="L8">
        <text:list-item>
          <text:p text:style-name="P23">Na tabela, localize o contrato desejado.</text:p>
        </text:list-item>
        <text:list-item>
          <text:p text:style-name="P23">Clique com o <text:span text:style-name="T1">botão direito do mouse</text:span> sobre a linha do contrato.</text:p>
        </text:list-item>
        <text:list-item>
          <text:p text:style-name="P23">No menu que aparecer, clique com o botão esquerdo em <text:span text:style-name="T1">"Ver detalhes"</text:span>.</text:p>
          <text:list>
            <text:list-item>
              <text:p text:style-name="P23"><text:span text:style-name="Source_20_Text">[INSERIR PRINT/GIF: Clicando com botão direito e selecionando "Ver detalhes"]</text:span></text:p>
            </text:list-item>
          </text:list>
        </text:list-item>
        <text:list-item>
          <text:p text:style-name="P23">A janela completa de edição será aberta (onde você poderá editar Status, Fiscais, Links, etc).</text:p>
        </text:list-item>
      </text:list>
      <text:p text:style-name="P1"/>
      <text:h text:style-name="P24" text:outline-level="3"><text:span text:style-name="T4">4. </text:span>Guia de Detalhes do Contrato</text:h>
      <text:p text:style-name="P25">Ao abrir um contrato, você terá acesso a uma visão completa dividida em <text:span text:style-name="T1">7 Abas</text:span> (no caso de contratos automáticos via API) ou <text:span text:style-name="T1">4 Abas</text:span> (para contratos manuais).</text:p>
      <text:p text:style-name="P25">Lembre-se: O botão <text:span text:style-name="T1">SALVAR</text:span> no canto inferior direito é o mais importante desta tela.</text:p>
      <text:p text:style-name="P26"/>
      <text:h text:style-name="P27" text:outline-level="4">1. Aba: Informações Gerais</text:h>
      <text:p text:style-name="P25">Aqui ficam os dados principais e as opções de controle interno.</text:p>
      <text:list text:style-name="L9">
        <text:list-item>
          <text:p text:style-name="P28"><text:span text:style-name="T1">Dados Básicos:</text:span> Visualize Número do Contrato, NUP e CNPJ da empresa.</text:p>
        </text:list-item>
        <text:list-item>
          <text:p text:style-name="P28"><text:span text:style-name="T1">Editar o Objeto:</text:span> O texto do objeto vem da API, mas você pode resumi-lo.</text:p>
          <text:list>
            <text:list-item>
              <text:p text:style-name="P28">Clique no <text:span text:style-name="T1">ícone de Lápis</text:span> ao lado do texto.</text:p>
            </text:list-item>
            <text:list-item>
              <text:p text:style-name="P28">Uma janela abrirá. Edite o texto conforme necessário.</text:p>
            </text:list-item>
            <text:list-item>
              <text:p text:style-name="P28"><text:soft-page-break/>Clique em <text:span text:style-name="T1">"Salvar e Fechar"</text:span> nessa janela.</text:p>
            </text:list-item>
            <text:list-item>
              <text:p text:style-name="P28"><text:span text:style-name="Source_20_Text">[INSERIR PRINT/GIF: Clicando no lápis, editando o texto e salvando]</text:span></text:p>
            </text:list-item>
          </text:list>
        </text:list-item>
        <text:list-item>
          <text:p text:style-name="P28"><text:span text:style-name="T1">Caixas de Seleção (Controle):</text:span> Marque as opções conforme a natureza do contrato para seu controle pessoal:</text:p>
          <text:list>
            <text:list-item>
              <text:p text:style-name="P28">Renovação? Custeio? Natureza Contínua? Material ou Serviço?.</text:p>
            </text:list-item>
          </text:list>
        </text:list-item>
        <text:list-item>
          <text:p text:style-name="P29">Gestão e Fiscalização:</text:p>
          <text:list>
            <text:list-item>
              <text:p text:style-name="P28"><text:span text:style-name="T1">Sigla:</text:span> Informe a sigla do setor responsável.</text:p>
            </text:list-item>
            <text:list-item>
              <text:p text:style-name="P28"><text:span text:style-name="T1">Portaria:</text:span> Digite o número da portaria de fiscalização vigente.</text:p>
            </text:list-item>
            <text:list-item>
              <text:p text:style-name="P28"><text:span text:style-name="T1">Termo Aditivo (TA):</text:span> Se o contrato estiver em aditivo, informe o número (Ex: 1, 2, 3...).</text:p>
            </text:list-item>
          </text:list>
        </text:list-item>
      </text:list>
      <text:p text:style-name="P26"/>
      <text:h text:style-name="P27" text:outline-level="4">2. Aba: Links do Contrato</text:h>
      <text:p text:style-name="P25">Centralize o acesso aos documentos.</text:p>
      <text:list text:style-name="L10">
        <text:list-item>
          <text:p text:style-name="P30"><text:span text:style-name="T1">Links Automáticos:</text:span> O sistema já traz preenchidos os links do <text:span text:style-name="T1">Comprasnet</text:span> e do <text:span text:style-name="T1">Portal PNCP</text:span>.</text:p>
        </text:list-item>
        <text:list-item>
          <text:p text:style-name="P30"><text:span text:style-name="T1">Links Manuais (Seus Arquivos):</text:span> Preencha os campos com links do seu Drive/Rede para:</text:p>
          <text:list>
            <text:list-item>
              <text:p text:style-name="P30">PDF do Contrato.</text:p>
            </text:list-item>
            <text:list-item>
              <text:p text:style-name="P30">Link da Portaria.</text:p>
            </text:list-item>
            <text:list-item>
              <text:p text:style-name="P30">Link do Termo Aditivo.</text:p>
            </text:list-item>
            <text:list-item>
              <text:p text:style-name="P31">Dica: Ao preencher estes campos, a função de "Gerar Planilha" (explicada futuramente) criará links clicáveis direto no Excel.</text:p>
            </text:list-item>
            <text:list-item>
              <text:p text:style-name="P30"><text:span text:style-name="Source_20_Text">[INSERIR PRINT/GIF: Colando um link no campo e mostrando a geração de planilha com link]</text:span></text:p>
            </text:list-item>
          </text:list>
        </text:list-item>
        <text:list-item>
          <text:p text:style-name="P30"><text:span text:style-name="T1">Botões de Ação:</text:span> Ao lado de cada link existem dois botões:</text:p>
          <text:list>
            <text:list-item>
              <text:p text:style-name="P30">🟦 <text:span text:style-name="T1">Botão Azul:</text:span> Copia o link para a área de transferência.</text:p>
            </text:list-item>
            <text:list-item>
              <text:p text:style-name="P30">↗️ <text:span text:style-name="T1">Botão Seta:</text:span> Abre o link diretamente no seu navegador padrão.</text:p>
            </text:list-item>
          </text:list>
        </text:list-item>
      </text:list>
      <text:p text:style-name="P26"/>
      <text:h text:style-name="P27" text:outline-level="4">3. Aba: Fiscalização</text:h>
      <text:list text:style-name="L11">
        <text:list-item>
          <text:p text:style-name="P32">Registre aqui os nomes dos responsáveis pelo contrato (Gestor, Fiscais Técnicos e Administrativos). Essas informações são essenciais para a emissão de documentos automáticos.</text:p>
          <text:list>
            <text:list-item>
              <text:p text:style-name="P32"><text:span text:style-name="Source_20_Text">[INSERIR PRINT/GIF: Preenchendo os nomes dos fiscais]</text:span></text:p>
            </text:list-item>
          </text:list>
        </text:list-item>
      </text:list>
      <text:p text:style-name="P26"><text:soft-page-break/></text:p>
      <text:h text:style-name="P27" text:outline-level="4">4. Aba: Status e Registros</text:h>
      <text:p text:style-name="P25">Esta é a aba de "vida útil" do contrato.</text:p>
      <text:list text:style-name="L12">
        <text:list-item>
          <text:p text:style-name="P33">Mudar o Status:</text:p>
          <text:list>
            <text:list-item>
              <text:p text:style-name="P34">Clique na caixa de seleção de Status (canto superior).</text:p>
            </text:list-item>
            <text:list-item>
              <text:p text:style-name="P34">Escolha a situação atual (Ex: "<text:span text:style-name="T5">SEÇÃO CONTRATOS</text:span>", "<text:span text:style-name="T5">EMPRESA</text:span>", "<text:span text:style-name="T5">NOTA FISCAL</text:span>").</text:p>
            </text:list-item>
            <text:list-item>
              <text:p text:style-name="P34"><text:span text:style-name="T1">Clique em SALVAR</text:span> no rodapé da janela para confirmar a mudança.</text:p>
            </text:list-item>
            <text:list-item>
              <text:p text:style-name="P35">Depois de salvar um status ele já sera atualizado na visualização da tabela automaticamente, assim como quando você editar o obejto já seara atualizado na tabela</text:p>
            </text:list-item>
            <text:list-item>
              <text:p text:style-name="P34"><text:span text:style-name="Source_20_Text">[INSERIR PRINT/GIF: Trocando o status e clicando em Salvar]</text:span></text:p>
            </text:list-item>
          </text:list>
        </text:list-item>
        <text:list-item>
          <text:p text:style-name="P33">Histórico e Registros (Diário do Contrato):</text:p>
          <text:list>
            <text:list-item>
              <text:p text:style-name="P34"><text:span text:style-name="T1">Adicionar:</text:span> Clique em <text:span text:style-name="T1">"Adicionar registro"</text:span>. Escreva sua observação na janela que abrir e clique em "Fechar e Adicionar Registro". Lembre-se de Salvar a tela principal depois.</text:p>
            </text:list-item>
            <text:list-item>
              <text:p text:style-name="P34"><text:span text:style-name="T1">Gerenciar:</text:span> Você pode <text:span text:style-name="T1">Copiar</text:span> ou <text:span text:style-name="T1">Excluir</text:span> um registro selecionando-o na lista e clicando nos botões respectivos.</text:p>
            </text:list-item>
            <text:list-item>
              <text:p text:style-name="P34"><text:span text:style-name="Source_20_Text">[INSERIR PRINT/GIF: Adicionando um comentário/registro novo]</text:span></text:p>
            </text:list-item>
          </text:list>
        </text:list-item>
      </text:list>
      <text:p text:style-name="P26"/>
      <text:h text:style-name="P27" text:outline-level="4">5. e 6. Abas: Empenhos e Itens</text:h>
      <text:p text:style-name="P25">Para carregar os dados financeiros e materiais do contrato.</text:p>
      <text:list text:style-name="L13">
        <text:list-item>
          <text:p text:style-name="P36"><text:span text:style-name="T1">Buscar Dados:</text:span> Ao entrar na aba, clique no botão <text:span text:style-name="T1">"Buscar Empenho"</text:span> ou <text:span text:style-name="T1">"Buscar Itens"</text:span>.</text:p>
          <text:list>
            <text:list-item>
              <text:p text:style-name="P36">O sistema listará todos os empenhos/itens encontrados. Se não houver, avisará que "Nenhum empenho foi encontrado".</text:p>
            </text:list-item>
          </text:list>
        </text:list-item>
        <text:list-item>
          <text:p text:style-name="P36"><text:span text:style-name="T1">Filtro de Ano (Empenhos):</text:span> Use o filtro no topo para visualizar apenas os empenhos de um ano específico.</text:p>
        </text:list-item>
        <text:list-item>
          <text:p text:style-name="P37">Exportação:</text:p>
          <text:list>
            <text:list-item>
              <text:p text:style-name="P36"><text:span text:style-name="T1">Gerar Relatório:</text:span> Cria uma planilha Excel organizada com os dados listados.</text:p>
            </text:list-item>
            <text:list-item>
              <text:p text:style-name="P36"><text:span text:style-name="T1">Disparar por E-mail:</text:span> Envia a planilha automaticamente (Requer configuração prévia de e-mail e senha de app).</text:p>
            </text:list-item>
            <text:list-item>
              <text:p text:style-name="P36"><text:span text:style-name="Source_20_Text">[INSERIR PRINT/GIF: Clicando em Buscar e depois rolando a lista de empenhos]</text:span></text:p>
            </text:list-item>
          </text:list>
        </text:list-item>
      </text:list>
      <text:p text:style-name="P26"><text:soft-page-break/></text:p>
      <text:h text:style-name="P27" text:outline-level="4">7. Aba: Extras</text:h>
      <text:list text:style-name="L14">
        <text:list-item>
          <text:p text:style-name="P38">Exibe os dados "brutos" do contrato.</text:p>
        </text:list-item>
        <text:list-item>
          <text:p text:style-name="P38"><text:span text:style-name="T1">Online:</text:span> Mostra mais detalhes técnicos vindos da API.</text:p>
        </text:list-item>
        <text:list-item>
          <text:p text:style-name="P38"><text:span text:style-name="T1">Offline:</text:span> Mostra os dados de histórico, empenhos e arquivos salvos no banco de dados local.</text:p>
        </text:list-item>
      </text:list>
      <text:p text:style-name="P26"/>
      <text:h text:style-name="P39" text:outline-level="3">⚠️ <text:span text:style-name="T1">IMPORTANTE: SALVAMENTO</text:span></text:h>
      <text:p text:style-name="P25">Para garantir que suas edições (Objeto, Links, Fiscais, Status ou Registros) não sejam perdidas:</text:p>
      <text:list text:style-name="L15">
        <text:list-item>
          <text:p text:style-name="P40">Você pode fazer várias alterações em diferentes abas.</text:p>
        </text:list-item>
        <text:list-item>
          <text:p text:style-name="P40"><text:span text:style-name="T1">ANTES DE SAIR</text:span>, clique obrigatoriamente no botão <text:span text:style-name="T1">SALVAR</text:span> localizado no canto inferior direito da janela de detalhes.</text:p>
        </text:list-item>
        <text:list-item>
          <text:p text:style-name="P40">Se fechar a janela sem clicar neste botão, <text:span text:style-name="T1">todas as alterações não salvas serão perdidas</text:span>.</text:p>
        </text:list-item>
      </text:list>
      <text:p text:style-name="P25"><text:span text:style-name="Source_20_Text">[INSERIR PRINT/GIF: Destaque piscando ou mouse indo até o botão SALVAR]</text:span></text:p>
      <text:p text:style-name="P25"><text:span text:style-name="Source_20_Text"/></text:p>
      <text:p text:style-name="P1"/>
      <text:h text:style-name="P41" text:outline-level="2"><text:span text:style-name="T6">5. </text:span>Guia: Backup e Migração de Dados (Função Status)</text:h>
      <text:p text:style-name="P42">A função <text:span text:style-name="T1">Status</text:span> na aba "Buscar UASG" serve como uma ferramenta de segurança. Ela permite salvar o "cérebro" do seu trabalho (suas edições e análises) em um arquivo leve, separado dos dados pesados do contrato.</text:p>
      <text:h text:style-name="P43" text:outline-level="4">1. Acessando o Menu de Status</text:h>
      <text:list text:style-name="L16">
        <text:list-item>
          <text:p text:style-name="P44">Vá para a aba inicial <text:span text:style-name="T1">"Buscar UASG"</text:span>.</text:p>
        </text:list-item>
        <text:list-item>
          <text:p text:style-name="P44">No menu lateral esquerdo, localize e clique no botão <text:span text:style-name="T1">"Status"</text:span> (ícone de lista/status).</text:p>
          <text:list>
            <text:list-item>
              <text:p text:style-name="P45"><text:span text:style-name="Source_20_Text"><text:span text:style-name="T7">[INSERIR PRINT/GIF: Clicando no botão Status no menu lateral]</text:span></text:span></text:p>
            </text:list-item>
          </text:list>
        </text:list-item>
        <text:list-item>
          <text:p text:style-name="P44">Uma janela se abrirá com duas opções principais:</text:p>
          <text:list>
            <text:list-item>
              <text:p text:style-name="P46">Exportar Status (Backup)</text:p>
            </text:list-item>
            <text:list-item>
              <text:p text:style-name="P46">Importar Status (Restaurar)</text:p>
            </text:list-item>
          </text:list>
        </text:list-item>
      </text:list>
      <text:p text:style-name="P13"/>
      <text:h text:style-name="P43" text:outline-level="4">2. Opção 1: Exportar Status (Fazer Backup)</text:h>
      <text:p text:style-name="P42">Use esta opção para salvar seu trabalho atual.</text:p>
      <text:list text:style-name="L17">
        <text:list-item>
          <text:p text:style-name="P47"><text:soft-page-break/><text:span text:style-name="T8">O que é salvo?</text:span><text:span text:style-name="T7"> Ao clicar neste botão, o sistema gera um arquivo </text:span><text:span text:style-name="Source_20_Text"><text:span text:style-name="T7">.json</text:span></text:span><text:span text:style-name="T7"> contendo apenas as informações que </text:span><text:span text:style-name="T9">você</text:span><text:span text:style-name="T7"> produziu ou editou:</text:span></text:p>
          <text:list>
            <text:list-item>
              <text:p text:style-name="P47">✅ <text:span text:style-name="T7">Status definidos (</text:span><text:span text:style-name="T10">SEÇÃO CONTRATOS, NOTA TECNICA</text:span><text:span text:style-name="T7">, etc).</text:span></text:p>
            </text:list-item>
            <text:list-item>
              <text:p text:style-name="P47">✅ <text:span text:style-name="T7">Objetos editados/resumidos.</text:span></text:p>
            </text:list-item>
            <text:list-item>
              <text:p text:style-name="P47">✅ <text:span text:style-name="T7">Registros e Comentários (Histórico).</text:span></text:p>
            </text:list-item>
            <text:list-item>
              <text:p text:style-name="P47">✅ <text:span text:style-name="T7">Dados de Fiscalização (Nomes de gestores e fiscais).</text:span></text:p>
            </text:list-item>
            <text:list-item>
              <text:p text:style-name="P47">✅ <text:span text:style-name="T7">Links manuais (Drive, Portarias).</text:span></text:p>
            </text:list-item>
            <text:list-item>
              <text:p text:style-name="P47">✅ <text:span text:style-name="T7">Números de Portarias e Termos Aditivos editados.</text:span></text:p>
            </text:list-item>
            <text:list-item>
              <text:p text:style-name="P47">✅ <text:span text:style-name="T7">Opções de controle (Renovação, Custeio, etc).</text:span></text:p>
            </text:list-item>
            <text:list-item>
              <text:p text:style-name="P47">✅ <text:span text:style-name="T7">Registros de Mensagens.</text:span></text:p>
            </text:list-item>
          </text:list>
        </text:list-item>
        <text:list-item>
          <text:p text:style-name="P48">Como fazer:</text:p>
          <text:list>
            <text:list-item text:start-value="1">
              <text:p text:style-name="P49">Clique em <text:span text:style-name="T1">"Exportar Status (Backup)"</text:span>.</text:p>
            </text:list-item>
            <text:list-item>
              <text:p text:style-name="P49">Uma janela do Windows abrirá.</text:p>
            </text:list-item>
            <text:list-item>
              <text:p text:style-name="P49">Escolha um local seguro (ex: Pen Drive ou Pasta na Rede).</text:p>
            </text:list-item>
            <text:list-item>
              <text:p text:style-name="P47"><text:span text:style-name="T7">Dê um nome ao arquivo (Ex: </text:span><text:span text:style-name="Source_20_Text"><text:span text:style-name="T7">Backup_Status_UASG_787010.json</text:span></text:span><text:span text:style-name="T7">) e clique em </text:span><text:span text:style-name="T8">Salvar</text:span><text:span text:style-name="T7">.</text:span></text:p>
            </text:list-item>
            <text:list-item>
              <text:p text:style-name="P47"><text:span text:style-name="Source_20_Text"><text:span text:style-name="T7">[INSERIR PRINT/GIF: Processo de salvar o arquivo JSON]</text:span></text:span></text:p>
            </text:list-item>
          </text:list>
        </text:list-item>
      </text:list>
      <text:p text:style-name="P13"/>
      <text:h text:style-name="P43" text:outline-level="4">3. Opção 2: Importar Status (Restaurar Dados)</text:h>
      <text:p text:style-name="P42">Use esta opção quando estiver em um <text:span text:style-name="T1">computador novo</text:span>, em um banco de dados "limpo" ou após uma formatação.</text:p>
      <text:list text:style-name="L18">
        <text:list-item>
          <text:p text:style-name="P50"><text:span text:style-name="T8">Para que serve?</text:span><text:span text:style-name="T7"> Ela pega aquele arquivo </text:span><text:span text:style-name="Source_20_Text"><text:span text:style-name="T7">.json</text:span></text:span><text:span text:style-name="T7"> que você salvou e "reaplica" todas as suas anotações sobre os contratos baixados novamente.</text:span></text:p>
        </text:list-item>
        <text:list-item>
          <text:p text:style-name="P51">Cenário de Uso:</text:p>
          <text:list>
            <text:list-item>
              <text:p text:style-name="P50"><text:span text:style-name="T7">Você baixou os contratos da UASG </text:span><text:span text:style-name="Source_20_Text"><text:span text:style-name="T7">787010</text:span></text:span><text:span text:style-name="T7"> em um computador novo (os dados vieram "crus" da API).</text:span></text:p>
            </text:list-item>
            <text:list-item>
              <text:p text:style-name="P52">Você clica em <text:span text:style-name="T1">"Importar Status (Restaurar)"</text:span>.</text:p>
            </text:list-item>
            <text:list-item>
              <text:p text:style-name="P50"><text:span text:style-name="T7">Seleciona o arquivo </text:span><text:span text:style-name="Source_20_Text"><text:span text:style-name="T7">Backup_Status_UASG_787010.json</text:span></text:span><text:span text:style-name="T7">.</text:span></text:p>
            </text:list-item>
            <text:list-item>
              <text:p text:style-name="P52"><text:span text:style-name="T11">Mágica:</text:span> O sistema preenche automaticamente todos os status, fiscais, links e observações que você já tinha feito anteriormente.</text:p>
            </text:list-item>
            <text:list-item>
              <text:p text:style-name="P50"><text:span text:style-name="Source_20_Text"><text:span text:style-name="T7">[INSERIR PRINT/GIF: Selecionando o arquivo JSON e vendo os dados aparecerem]</text:span></text:span></text:p>
            </text:list-item>
          </text:list>
        </text:list-item>
      </text:list>
      <text:p text:style-name="P13"/>
      <text:h text:style-name="P53" text:outline-level="3"><text:soft-page-break/>Resumo da Utilidade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4"><text:span text:style-name="Strong_20_Emphasis"><text:span text:style-name="T7">Ação</text:span></text:span></text:p>
            </table:table-cell>
            <table:table-cell table:style-name="Tabela1.A1" office:value-type="string">
              <text:p text:style-name="P54"><text:span text:style-name="Strong_20_Emphasis"><text:span text:style-name="T7">Quando usar?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55">Exportar</text:p>
          </table:table-cell>
          <table:table-cell table:style-name="Tabela1.A1" office:value-type="string">
            <text:p text:style-name="P56">Periodicamente para segurança ou antes de mudar de computador.</text:p>
          </table:table-cell>
        </table:table-row>
        <table:table-row>
          <table:table-cell table:style-name="Tabela1.A1" office:value-type="string">
            <text:p text:style-name="P55">Importar</text:p>
          </table:table-cell>
          <table:table-cell table:style-name="Tabela1.A1" office:value-type="string">
            <text:p text:style-name="P56">Ao chegar no computador novo ou após reinstalar o programa para recuperar seu trabalho.</text:p>
          </table:table-cell>
        </table:table-row>
      </table:table>
      <text:p text:style-name="P57"/>
      <text:h text:style-name="P41" text:outline-level="2"><text:span text:style-name="T12">6. </text:span>Guia: Contratos Manuais</text:h>
      <text:p text:style-name="P25">Esta funcionalidade serve para cadastrar contratos antigos ou específicos que não estão disponíveis na API automática do Comprasnet. Aqui, o controle dos dados é 100% feito por você.</text:p>
      <text:p text:style-name="P13"/>
      <text:h text:style-name="P3" text:outline-level="3">⚠️ <text:span text:style-name="T1">ATENÇÃO: DICA DE OURO</text:span></text:h>
      <text:p text:style-name="P58">Antes de criar ou importar um contrato manual, carregue a UASG primeiro!</text:p>
      <text:list text:style-name="L19">
        <text:list-item>
          <text:p text:style-name="P59"><text:span text:style-name="T1">Por que?</text:span> O contrato manual pede apenas o <text:span text:style-name="T11">número</text:span> da UASG. Ele não sabe o nome do órgão (Nome Resumido) automaticamente.</text:p>
        </text:list-item>
        <text:list-item>
          <text:p text:style-name="P60">O Recomendado:</text:p>
          <text:list>
            <text:list-item>
              <text:p text:style-name="P59">Vá na aba principal e carregue os dados da UASG (seja pelo botão de Nuvem/Online ou carregando o Banco de Dados Offline).</text:p>
            </text:list-item>
            <text:list-item>
              <text:p text:style-name="P59">Só depois disso adicione ou importe os contratos manuais.</text:p>
            </text:list-item>
            <text:list-item>
              <text:p text:style-name="P59"><text:span text:style-name="T11">Resultado:</text:span> O sistema vinculará corretamente o contrato ao órgão e o nome aparecerá certinho no canto da tela.</text:p>
            </text:list-item>
          </text:list>
        </text:list-item>
      </text:list>
      <text:p text:style-name="P13"/>
      <text:h text:style-name="P61" text:outline-level="4">1. Acessando o Menu de Contratos Manuais</text:h>
      <text:list text:style-name="L20">
        <text:list-item>
          <text:p text:style-name="P62">Vá para a aba inicial <text:span text:style-name="T1">"Buscar UASG"</text:span>.</text:p>
        </text:list-item>
        <text:list-item>
          <text:p text:style-name="P62">No painel esquerdo, localize e clique no último botão: <text:span text:style-name="T1">"Contrato Manual"</text:span> (ícone de <text:span text:style-name="Source_20_Text">+</text:span>).</text:p>
          <text:list>
            <text:list-item>
              <text:p text:style-name="P62"><text:span text:style-name="Source_20_Text">[INSERIR PRINT/GIF: Clicando no botão Contrato Manual na tela inicial]</text:span></text:p>
            </text:list-item>
          </text:list>
        </text:list-item>
        <text:list-item>
          <text:p text:style-name="P62">Uma janela se abrirá com três opções:</text:p>
          <text:list>
            <text:list-item>
              <text:p text:style-name="P63">Adicionar Contrato</text:p>
            </text:list-item>
            <text:list-item>
              <text:p text:style-name="P63">Exportar Lista de Contratos Manuais</text:p>
            </text:list-item>
            <text:list-item>
              <text:p text:style-name="P63">Importar Lista de Contratos</text:p>
            </text:list-item>
          </text:list>
        </text:list-item>
      </text:list>
      <text:p text:style-name="P13"/>
      <text:h text:style-name="P61" text:outline-level="4"><text:soft-page-break/>2. Adicionar um Novo Contrato</text:h>
      <text:list text:style-name="L21">
        <text:list-item>
          <text:p text:style-name="P64">Clique em <text:span text:style-name="T1">"Adicionar Contrato"</text:span>.</text:p>
        </text:list-item>
        <text:list-item>
          <text:p text:style-name="P64">Um formulário abrirá.</text:p>
        </text:list-item>
        <text:list-item>
          <text:p text:style-name="P64"><text:span text:style-name="T1">Campos Obrigatórios:</text:span> Você <text:span text:style-name="T1">precisa</text:span> preencher o <text:span text:style-name="T1">Número do Contrato</text:span> e o <text:span text:style-name="T1">Número da UASG</text:span> para que o sistema saiba onde salvar.</text:p>
        </text:list-item>
        <text:list-item>
          <text:p text:style-name="P64"><text:span text:style-name="T1">Campos Opcionais:</text:span> Licitação, NUP e CNPJ podem ser deixados em branco agora e preenchidos depois na tela de detalhes.</text:p>
        </text:list-item>
        <text:list-item>
          <text:p text:style-name="P64">Clique em <text:span text:style-name="T1">Salvar</text:span>.</text:p>
          <text:list>
            <text:list-item>
              <text:p text:style-name="P64"><text:span text:style-name="Source_20_Text">[INSERIR PRINT/GIF: Preenchendo o formulário básico e salvando]</text:span></text:p>
            </text:list-item>
          </text:list>
        </text:list-item>
      </text:list>
      <text:p text:style-name="P13"/>
      <text:h text:style-name="P61" text:outline-level="4">3. Editando e Detalhando (A Diferença do Manual)</text:h>
      <text:p text:style-name="P25">Após criar o contrato, ele aparecerá na lista junto com os outros. Para editá-lo:</text:p>
      <text:list text:style-name="L22">
        <text:list-item>
          <text:p text:style-name="P65">Vá na aba <text:span text:style-name="T1">"Visualizar Tabelas"</text:span>.</text:p>
        </text:list-item>
        <text:list-item>
          <text:p text:style-name="P65">Clique com o <text:span text:style-name="T1">botão direito</text:span> no contrato manual e selecione <text:span text:style-name="T1">"Ver detalhes"</text:span>.</text:p>
          <text:list>
            <text:list-item>
              <text:p text:style-name="P65"><text:span text:style-name="T11">Diferença:</text:span> Note que no menu de clique direito, aparecerá a opção extra <text:span text:style-name="T1">"Excluir Contrato"</text:span>, caso queira removê-lo.</text:p>
            </text:list-item>
          </text:list>
        </text:list-item>
      </text:list>
      <text:p text:style-name="P25"><text:span text:style-name="T1">A Janela de Detalhes (4 Abas):</text:span> Como este contrato não veio da API, todos os dados são inseridos por você. Existem apenas 4 abas disponíveis:</text:p>
      <text:list text:style-name="L23">
        <text:list-item>
          <text:p text:style-name="P66"><text:span text:style-name="T1">1. Informações Gerais:</text:span> Preencha o Objeto, Vigência e dados de controle interno.</text:p>
        </text:list-item>
        <text:list-item>
          <text:p text:style-name="P67">2. Links do Contrato:</text:p>
          <text:list>
            <text:list-item>
              <text:p text:style-name="P66"><text:span text:style-name="T11">Atenção:</text:span> Os links automáticos (Comprasnet/PNCP) <text:span text:style-name="T1">não aparecem</text:span>, pois o sistema não tem a origem oficial desse dado.</text:p>
            </text:list-item>
            <text:list-item>
              <text:p text:style-name="P66">Use os campos manuais para inserir links de PDF, Portarias e Termos Aditivos.</text:p>
            </text:list-item>
          </text:list>
        </text:list-item>
        <text:list-item>
          <text:p text:style-name="P66"><text:span text:style-name="T1">3. Fiscalização:</text:span> Funciona igual ao contrato automático. Insira os nomes da equipe.</text:p>
        </text:list-item>
        <text:list-item>
          <text:p text:style-name="P66"><text:span text:style-name="T1">4. Status:</text:span> Defina se está Vigente, Encerrado e adicione registros/observações.</text:p>
        </text:list-item>
      </text:list>
      <text:p text:style-name="P13"/>
      <text:h text:style-name="P61" text:outline-level="4">4. Exportar e Importar (Backup da Lista)</text:h>
      <text:p text:style-name="P25">Estas opções no menu inicial servem para mover seus contratos manuais de um computador para outro.</text:p>
      <text:list text:style-name="L24">
        <text:list-item>
          <text:p text:style-name="P68">Exportar Lista de Contratos Manuais:</text:p>
          <text:list>
            <text:list-item>
              <text:p text:style-name="P69">Gera um arquivo <text:span text:style-name="Source_20_Text">.json</text:span> contendo a <text:span text:style-name="T1">existência</text:span> desses contratos (Número, UASG, Objeto básico).</text:p>
            </text:list-item>
            <text:list-item>
              <text:p text:style-name="P69"><text:soft-page-break/><text:span text:style-name="T11">Nota:</text:span> As informações profundas de análise (Registros de histórico, Status detalhado) devem ser salvas usando a função principal de <text:span text:style-name="T1">Exportar Status</text:span> (explicada no tópico de Backup Geral).</text:p>
            </text:list-item>
          </text:list>
        </text:list-item>
        <text:list-item>
          <text:p text:style-name="P68">Importar Lista de Contratos:</text:p>
          <text:list>
            <text:list-item>
              <text:p text:style-name="P69">Use para restaurar a lista de contratos manuais em uma nova máquina.</text:p>
            </text:list-item>
            <text:list-item>
              <text:p text:style-name="P69"><text:span text:style-name="T11">Recomendação:</text:span> Só use esta função após já ter carregado a base de dados principal da UASG, para evitar erros de vínculo.</text:p>
            </text:list-item>
            <text:list-item>
              <text:p text:style-name="P69"><text:span text:style-name="Source_20_Text">[INSERIR PRINT/GIF: Mostrando o menu de Exportar/Importar]</text:span></text:p>
            </text:list-item>
          </text:list>
        </text:list-item>
      </text:list>
      <text:h text:style-name="P70" text:outline-level="3"><text:span text:style-name="T13">7</text:span>. TABELA DE PRÉ-VISUALIZAÇÃO (Monitoramento Rápido)</text:h>
      <text:p text:style-name="P25">Localizada no lado direito da aba inicial <text:span text:style-name="T1">"Buscar UASG"</text:span>, esta tabela funciona como um <text:span text:style-name="T1">filtro automático de pendências</text:span>.</text:p>
      <text:list text:style-name="L25">
        <text:list-item>
          <text:p text:style-name="P71">O que aparece aqui?</text:p>
          <text:list>
            <text:list-item>
              <text:p text:style-name="P72">O sistema exibe nesta lista <text:span text:style-name="T1">apenas</text:span> os contratos que você já começou a trabalhar.</text:p>
            </text:list-item>
            <text:list-item>
              <text:p text:style-name="P72"><text:span text:style-name="T11">Regra:</text:span> Todo contrato que tiver o status diferente do padrão <text:span text:style-name="T1">"SEÇÃO CONTRATOS"</text:span> aparecerá aqui. Se você mudou o status para "Em Análise", "Vigente" ou qualquer outro, ele vem para cá automaticamente.</text:p>
            </text:list-item>
            <text:list-item>
              <text:p text:style-name="P72"><text:span text:style-name="T11">Objetivo:</text:span> Permitir que você foque apenas no que está sendo tratado, sem precisar procurar na tabela geral cheia.</text:p>
            </text:list-item>
            <text:list-item>
              <text:p text:style-name="P72"><text:span text:style-name="Source_20_Text">[INSERIR PRINT/GIF: Mostrando a tabela de pré-visualização com alguns contratos listados]</text:span></text:p>
            </text:list-item>
          </text:list>
        </text:list-item>
      </text:list>
      <text:h text:style-name="P61" text:outline-level="4">Como Interagir:</text:h>
      <text:list text:style-name="L26">
        <text:list-item>
          <text:p text:style-name="P73">Visualizar Registros (Clique Rápido):</text:p>
          <text:list>
            <text:list-item>
              <text:p text:style-name="P74">Clique com o <text:span text:style-name="T1">botão esquerdo</text:span> do mouse sobre qualquer contrato desta lista.</text:p>
            </text:list-item>
            <text:list-item>
              <text:p text:style-name="P74">Uma pequena janela (Popup) se abrirá mostrando o <text:span text:style-name="T1">último registro/comentário</text:span> feito naquele contrato. É ótimo para lembrar onde você parou.</text:p>
            </text:list-item>
            <text:list-item>
              <text:p text:style-name="P74"><text:span text:style-name="Source_20_Text">[INSERIR PRINT/GIF: Clicando em um contrato e vendo o popup de registros aparecer]</text:span></text:p>
            </text:list-item>
          </text:list>
        </text:list-item>
        <text:list-item>
          <text:p text:style-name="P73">Acessar Detalhes Completos:</text:p>
          <text:list>
            <text:list-item>
              <text:p text:style-name="P74">Dentro dessa janelinha de registros, clique no botão <text:span text:style-name="T1">"Mais informações"</text:span>.</text:p>
            </text:list-item>
            <text:list-item>
              <text:p text:style-name="P74">Isso abrirá a janela completa de detalhes (a mesma explicada na seção anterior), permitindo edições profundas.</text:p>
            </text:list-item>
          </text:list>
        </text:list-item>
      </text:list>
      <text:h text:style-name="P61" text:outline-level="4">Ferramentas da Pré-visualização:</text:h>
      <text:p text:style-name="P25">No topo desta tabela, existem dois botões de ajuste:</text:p>
      <text:list text:style-name="L27">
        <text:list-item>
          <text:p text:style-name="P75"><text:soft-page-break/>🔄 <text:span text:style-name="T1">Atualizar Pré-visualização:</text:span> Clique para recarregar a lista. Útil se você acabou de editar um status na aba principal e quer ver ele aparecendo aqui agora.</text:p>
        </text:list-item>
        <text:list-item>
          <text:p text:style-name="P75">📏 <text:span text:style-name="T1">Ajustar Colunas:</text:span> Clique para organizar a largura das colunas automaticamente, garantindo que todo o texto caiba na tela e fique legível.</text:p>
          <text:list>
            <text:list-item>
              <text:p text:style-name="P75"><text:span text:style-name="Source_20_Text">[INSERIR PRINT/GIF: Clicando nos botões de atualizar e ajustar colunas]</text:span></text:p>
            </text:list-item>
          </text:list>
        </text:list-item>
      </text:list>
      <text:h text:style-name="P41" text:outline-level="2"><text:span text:style-name="T14">8</text:span>. GERENCIAMENTO AVANÇADO: LOCAL DO BANCO DE DADOS</text:h>
      <text:p text:style-name="P25">Além de baixar dados para uso Offline, a <text:span text:style-name="T1">Engrenagem (Configurações)</text:span> permite que você escolha <text:span text:style-name="T1">onde</text:span> o programa salva e lê as informações. Isso é útil para trabalhar em rede ou separar projetos.</text:p>
      <text:h text:style-name="P61" text:outline-level="4">A. Alterando o Caminho</text:h>
      <text:list text:style-name="L28">
        <text:list-item>
          <text:p text:style-name="P76">Na aba inicial "Buscar UASG", clique no ícone da <text:span text:style-name="T1">Engrenagem Azul</text:span> (Canto esquerdo).</text:p>
        </text:list-item>
        <text:list-item>
          <text:p text:style-name="P76">Na janela que abrir, localize o campo <text:span text:style-name="T1">"Local do Banco de Dados"</text:span>.</text:p>
          <text:list>
            <text:list-item>
              <text:p text:style-name="P76">Ele mostra o caminho atual onde seus dados estão sendo salvos (Ex: <text:span text:style-name="Source_20_Text">C:\Users\SeuNome\Projeto\database\gerenciador_uasg.db</text:span>).</text:p>
            </text:list-item>
          </text:list>
        </text:list-item>
        <text:list-item>
          <text:p text:style-name="P76">Clique no botão <text:span text:style-name="T1">"Alterar Local..."</text:span> ao lado deste campo.</text:p>
        </text:list-item>
        <text:list-item>
          <text:p text:style-name="P76">Uma janela do Windows abrirá. Escolha a <text:span text:style-name="T1">Pasta</text:span> onde você quer que o banco de dados fique (ou onde já existe um banco de dados que você quer acessar).</text:p>
          <text:list>
            <text:list-item>
              <text:p text:style-name="P76"><text:span text:style-name="Source_20_Text">[INSERIR PRINT/GIF: Clicando em Alterar Local e selecionando uma pasta]</text:span></text:p>
            </text:list-item>
          </text:list>
        </text:list-item>
      </text:list>
      <text:h text:style-name="P61" text:outline-level="4">B. Tomando a Decisão (O que fazer com a nova pasta?)</text:h>
      <text:p text:style-name="P25">O sistema é inteligente e reagirá de forma diferente dependendo se a pasta escolhida está vazia ou se já tem um banco de dados.</text:p>
      <text:p text:style-name="P25"><text:span text:style-name="T1">CENÁRIO 1: A pasta escolhida NÃO tem banco de dados</text:span> O sistema perguntará: <text:span text:style-name="T11">"Deseja copiar o banco de dados atual para o novo local?"</text:span></text:p>
      <text:list text:style-name="L29">
        <text:list-item>
          <text:p text:style-name="P77"><text:span text:style-name="T1">SIM (Copiar):</text:span> Faz uma cópia exata dos seus dados atuais para a nova pasta.</text:p>
          <text:list>
            <text:list-item>
              <text:p text:style-name="P77"><text:span text:style-name="T11">Resultado:</text:span> Você continua trabalhando com seus dados, mas agora eles estão salvos no novo local.</text:p>
            </text:list-item>
          </text:list>
        </text:list-item>
        <text:list-item>
          <text:p text:style-name="P77"><text:span text:style-name="T1">NÃO (Novo):</text:span> Cria um banco de dados totalmente novo e vazio ("zerado").</text:p>
          <text:list>
            <text:list-item>
              <text:p text:style-name="P77"><text:span text:style-name="T11">Resultado:</text:span> Você começa um trabalho limpo do zero nessa nova pasta.</text:p>
            </text:list-item>
          </text:list>
        </text:list-item>
      </text:list>
      <text:p text:style-name="P25"><text:span text:style-name="T1">CENÁRIO 2: A pasta escolhida JÁ TEM um banco de dados</text:span> O sistema perguntará: <text:span text:style-name="T11">"O diretório selecionado já possui um banco de dados. Deseja usar o existente?"</text:span></text:p>
      <text:list text:style-name="L30">
        <text:list-item>
          <text:p text:style-name="P78"><text:soft-page-break/><text:span text:style-name="T1">SIM (Usar Existente):</text:span> O sistema desconecta do seu banco atual e conecta no banco que está na pasta.</text:p>
          <text:list>
            <text:list-item>
              <text:p text:style-name="P78"><text:span text:style-name="T11">Resultado:</text:span> Você carrega os dados que estavam lá (útil para abrir o banco de dados de um colega ou de outra máquina).</text:p>
            </text:list-item>
          </text:list>
        </text:list-item>
        <text:list-item>
          <text:p text:style-name="P78"><text:span text:style-name="T1">NÃO (Substituir):</text:span> O sistema pega o <text:span text:style-name="T11">seu</text:span> banco de dados atual e <text:span text:style-name="T1">sobreescreve</text:span> o que está na pasta.</text:p>
          <text:list>
            <text:list-item>
              <text:p text:style-name="P78">⚠️ <text:span text:style-name="T11">Cuidado:</text:span> Isso apaga os dados antigos que estavam na pasta de destino e coloca os seus no lugar.</text:p>
            </text:list-item>
          </text:list>
        </text:list-item>
      </text:list>
      <text:p text:style-name="P13"/>
      <text:p text:style-name="P25"><text:span text:style-name="T1">Resumo da Lógica:</text:span> | Situação da Pasta | Botão SIM | Botão NÃO | | :--- | :--- | :--- | | <text:span text:style-name="T1">Vazia</text:span> | Copia seus dados para lá (Backup/Mover). | Cria um banco em branco (Novo Projeto). | | <text:span text:style-name="T1">Com Arquivo</text:span> | Usa os dados de lá (Abrir Externo). | Substitui o de lá pelo seu (Sobrescrever). |</text:p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01:21.573753200</meta:creation-date>
    <dc:date>2025-12-02T10:00:01.197009200</dc:date>
    <meta:editing-duration>PT38M</meta:editing-duration>
    <meta:editing-cycles>5</meta:editing-cycles>
    <meta:generator>LibreOffice/25.2.7.2$Windows_X86_64 LibreOffice_project/5cbfd1ab6520636bb5f7b99185aa69bd7456825d</meta:generator>
    <meta:document-statistic meta:table-count="1" meta:image-count="0" meta:object-count="0" meta:page-count="13" meta:paragraph-count="272" meta:word-count="3281" meta:character-count="19344" meta:non-whitespace-character-count="16531"/>
  </office:meta>
</office:document-meta>
</file>